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2.1" table:style-name="ta1" table:print-ranges="A1:AF5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
            <text:p>OrderResponse</text:p>
          </table:table-cell>
          <table:table-cell table:style-name="ce8" office:value-type="string" office:string-value="Order Response. Details">
            <text:p>Order Response. Details</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detailed acceptance or rejection of an Order or to make a counter-offer.">
            <text:p>A document used to indicate detailed acceptance or rejection of an Order or to make a counter-off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Response. UBL Version Identifier. Identifier">
            <text:p>Order Response. UBL Vers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Response. Customization Identifier. Identifier">
            <text:p>Order Response. Customiza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text:p>Identifies a user-defined customization of UBL.</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Response. Profile Identifier. Identifier">
            <text:p>Order Response. Profile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Response. Profile Execution Identifier. Identifier">
            <text:p>Order Response. Profile Execu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Response. Identifier">
            <text:p>Order Response.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Response Number, Acknowledgement of Order Number">
            <text:p>Purchase Order Response Number, Acknowledgement of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Response. Sales_ Order Identifier. Identifier">
            <text:p>Order Response. Sales_ Order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issued by the Seller.">
            <text:p>An identifier for the Order, issu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Response. Copy_ Indicator. Indicator">
            <text:p>Order Response. Copy_ Indicator. Indicato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Response. UUID. Identifier">
            <text:p>Order Response. UUID.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Response. Issue Date. Date">
            <text:p>Order Response. Issue Date. Dat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Response. Issue Time. Time">
            <text:p>Order Response. Issue Time. Tim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ResponseCode">
            <text:p>OrderResponseCode</text:p>
          </table:table-cell>
          <table:table-cell table:style-name="ce9" office:value-type="string" office:string-value="Order Response. Order Response Code. Code">
            <text:p>Order Response. Order Response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de">
            <text:p>Code</text:p>
          </table:table-cell>
          <table:table-cell table:style-name="ce11" office:value-type="string" table:formula="of:=IF([.F13]&lt;&gt;&quot;&quot;;CONCATENATE([.F13];&quot; &quot;;[.G13]);[.G13])" office:string-value="Order Response Code">
            <text:p>Order Respons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response for this Order.">
            <text:p>A code signifying the type of response for this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Y">
            <text:p>Change from Previous Version: Y</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Response. Note. Text">
            <text:p>Order Response. Not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Order Response. Document_ Currency Code. Code">
            <text:p>Order Response. Document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Order Response. Pricing_ Currency Code. Code">
            <text:p>Order Response. Pricing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Response.">
            <text:p>A code signifying the currency that is used for all prices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Order Response. Tax_ Currency Code. Code">
            <text:p>Order Response. Tax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tax amounts in the Order Response.">
            <text:p>A code signifying the currency that is used for all tax amounts in the Order Respon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otalPackagesQuantity">
            <text:p>TotalPackagesQuantity</text:p>
          </table:table-cell>
          <table:table-cell table:style-name="ce9" office:value-type="string" office:string-value="Order Response. Total_ Packages Quantity. Quantity">
            <text:p>Order Response. Total_ Packages Quantity. Quantity</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otal">
            <text:p>Total</text:p>
          </table:table-cell>
          <table:table-cell table:style-name="ce9" office:value-type="string" office:string-value="Packages">
            <text:p>Packages</text:p>
          </table:table-cell>
          <table:table-cell table:style-name="ce9" office:value-type="string" office:string-value="Quantity">
            <text:p>Quantity</text:p>
          </table:table-cell>
          <table:table-cell table:style-name="ce11" office:value-type="string" table:formula="of:=IF([.F18]&lt;&gt;&quot;&quot;;CONCATENATE([.F18];&quot; &quot;;[.G18]);[.G18])" office:string-value="Packages Quantity">
            <text:p>Packages Quantity</text:p>
          </table:table-cell>
          <table:table-cell table:style-name="ce9" office:value-type="string" office:string-value="Quantity">
            <text:p>Quantity</text:p>
          </table:table-cell>
          <table:table-cell table:style-name="ce9" office:value-type="string" office:string-value=""/>
          <table:table-cell table:style-name="ce11" office:value-type="string" table:formula="of:=IF([.J18]&lt;&gt;&quot;&quot;;CONCATENATE([.J18];&quot;_ &quot;;[.I18];&quot;. Type&quot;);CONCATENATE([.I18];&quot;. Type&quot;))" office:string-value="Quantity. Type">
            <text:p>Quantity.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umber of packages contained in the Order Response.">
            <text:p>The total number of packages contained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GrossWeightMeasure">
            <text:p>GrossWeightMeasure</text:p>
          </table:table-cell>
          <table:table-cell table:style-name="ce9" office:value-type="string" office:string-value="Order Response. Gross_ Weight. Measure">
            <text:p>Order Response. Gross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Weight">
            <text:p>Weight</text:p>
          </table:table-cell>
          <table:table-cell table:style-name="ce11" office:value-type="string" table:formula="of:=IF([.F19]&lt;&gt;&quot;&quot;;CONCATENATE([.F19];&quot; &quot;;[.G19]);[.G19])"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19]&lt;&gt;&quot;&quot;;CONCATENATE([.J19];&quot;_ &quot;;[.I19];&quot;. Type&quot;);CONCATENATE([.I19];&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gross weight for the Order Response (goods + packaging + transport equipment).">
            <text:p>The total gross weight for the Order Response (goods + packaging + transport equip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NetWeightMeasure">
            <text:p>NetWeightMeasure</text:p>
          </table:table-cell>
          <table:table-cell table:style-name="ce9" office:value-type="string" office:string-value="Order Response. Net_ Weight. Measure">
            <text:p>Order Response.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0]&lt;&gt;&quot;&quot;;CONCATENATE([.F20];&quot; &quot;;[.G20]);[.G20])"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0]&lt;&gt;&quot;&quot;;CONCATENATE([.J20];&quot;_ &quot;;[.I20];&quot;. Type&quot;);CONCATENATE([.I20];&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for the Order Response (goods + packaging).">
            <text:p>The total net weight for the Order Response (goods +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NetNetWeightMeasure">
            <text:p>NetNetWeightMeasure</text:p>
          </table:table-cell>
          <table:table-cell table:style-name="ce9" office:value-type="string" office:string-value="Order Response. Net Net_ Weight. Measure">
            <text:p>Order Response. Net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Net">
            <text:p>Net 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1]&lt;&gt;&quot;&quot;;CONCATENATE([.F21];&quot; &quot;;[.G21]);[.G21])"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1]&lt;&gt;&quot;&quot;;CONCATENATE([.J21];&quot;_ &quot;;[.I21];&quot;. Type&quot;);CONCATENATE([.I21];&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of the goods in the Order Response excluding packaging.">
            <text:p>The total net weight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GrossVolumeMeasure">
            <text:p>GrossVolumeMeasure</text:p>
          </table:table-cell>
          <table:table-cell table:style-name="ce9" office:value-type="string" office:string-value="Order Response. Gross_ Volume. Measure">
            <text:p>Order Response. Gross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Volume">
            <text:p>Volume</text:p>
          </table:table-cell>
          <table:table-cell table:style-name="ce11" office:value-type="string" table:formula="of:=IF([.F22]&lt;&gt;&quot;&quot;;CONCATENATE([.F22];&quot; &quot;;[.G22]);[.G22])"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2]&lt;&gt;&quot;&quot;;CONCATENATE([.J22];&quot;_ &quot;;[.I22];&quot;. Type&quot;);CONCATENATE([.I22];&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including packaging.">
            <text:p>The total volume of the goods in the Order Response in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NetVolumeMeasure">
            <text:p>NetVolumeMeasure</text:p>
          </table:table-cell>
          <table:table-cell table:style-name="ce9" office:value-type="string" office:string-value="Order Response. Net_ Volume. Measure">
            <text:p>Order Response. Net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Volume">
            <text:p>Volume</text:p>
          </table:table-cell>
          <table:table-cell table:style-name="ce11" office:value-type="string" table:formula="of:=IF([.F23]&lt;&gt;&quot;&quot;;CONCATENATE([.F23];&quot; &quot;;[.G23]);[.G23])"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3]&lt;&gt;&quot;&quot;;CONCATENATE([.J23];&quot;_ &quot;;[.I23];&quot;. Type&quot;);CONCATENATE([.I23];&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excluding packaging.">
            <text:p>The total volume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CustomerReference">
            <text:p>CustomerReference</text:p>
          </table:table-cell>
          <table:table-cell table:style-name="ce9" office:value-type="string" office:string-value="Order Response. Customer_ Reference. Text">
            <text:p>Order Response. Customer_ Referenc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assigned by the buyer, e.g., the CRI in a purchasing card transaction.">
            <text:p>A supplementary reference assigned by the buyer, e.g., the CRI in a purchasing card transac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5]=&quot;UUID&quot;;&quot;UUID&quot;;SUBSTITUTE(SUBSTITUTE(CONCATENATE(IF([.E25]=&quot;Universally Unique&quot;;&quot;UU&quot;;[.E25]);IF([.G25]&lt;&gt;[.I25];[.H25];[.F25]);CONCATENATE(IF([.I25]=&quot;Identifier&quot;;&quot;ID&quot;;IF([.I25]=&quot;Text&quot;;&quot;&quot;;[.I25]))));&quot; &quot;;&quot;&quot;);&quot;'&quot;;&quot;&quot;))" office:value-type="string" office:string-value="AccountingCostCode">
            <text:p>AccountingCostCode</text:p>
          </table:table-cell>
          <table:table-cell table:style-name="ce9" office:value-type="string" office:string-value="Order Response. Accounting Cost Code. Code">
            <text:p>Order Response. Accounting Cost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5]&lt;&gt;&quot;&quot;;CONCATENATE([.F25];&quot; &quot;;[.G25]);[.G25])"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5]&lt;&gt;&quot;&quot;;CONCATENATE([.J25];&quot;_ &quot;;[.I25];&quot;. Type&quot;);CONCATENATE([.I2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6]=&quot;UUID&quot;;&quot;UUID&quot;;SUBSTITUTE(SUBSTITUTE(CONCATENATE(IF([.E26]=&quot;Universally Unique&quot;;&quot;UU&quot;;[.E26]);IF([.G26]&lt;&gt;[.I26];[.H26];[.F26]);CONCATENATE(IF([.I26]=&quot;Identifier&quot;;&quot;ID&quot;;IF([.I26]=&quot;Text&quot;;&quot;&quot;;[.I26]))));&quot; &quot;;&quot;&quot;);&quot;'&quot;;&quot;&quot;))" office:value-type="string" office:string-value="AccountingCost">
            <text:p>AccountingCost</text:p>
          </table:table-cell>
          <table:table-cell table:style-name="ce9" office:value-type="string" office:string-value="Order Response. Accounting Cost. Text">
            <text:p>Order Response. Accounting Cost.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6]&lt;&gt;&quot;&quot;;CONCATENATE([.F26];&quot; &quot;;[.G26]);[.G26])"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6]&lt;&gt;&quot;&quot;;CONCATENATE([.J26];&quot;_ &quot;;[.I26];&quot;. Type&quot;);CONCATENATE([.I2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7]=&quot;UUID&quot;;&quot;UUID&quot;;SUBSTITUTE(SUBSTITUTE(CONCATENATE(IF([.E27]=&quot;Universally Unique&quot;;&quot;UU&quot;;[.E27]);IF([.G27]&lt;&gt;[.I27];[.H27];[.F27]);CONCATENATE(IF([.I27]=&quot;Identifier&quot;;&quot;ID&quot;;IF([.I27]=&quot;Text&quot;;&quot;&quot;;[.I27]))));&quot; &quot;;&quot;&quot;);&quot;'&quot;;&quot;&quot;))" office:value-type="string" office:string-value="LineCountNumeric">
            <text:p>LineCountNumeric</text:p>
          </table:table-cell>
          <table:table-cell table:style-name="ce9" office:value-type="string" office:string-value="Order Response. Line Count. Numeric">
            <text:p>Order Response. Line Count. Numeric</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7]&lt;&gt;&quot;&quot;;CONCATENATE([.F27];&quot; &quot;;[.G27]);[.G27])"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7]&lt;&gt;&quot;&quot;;CONCATENATE([.J27];&quot;_ &quot;;[.I27];&quot;. Type&quot;);CONCATENATE([.I2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is document.">
            <text:p>The number of Order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ValidityPeriod">
            <text:p>ValidityPeriod</text:p>
          </table:table-cell>
          <table:table-cell office:value-type="string" table:style-name="ce10" office:string-value="Order Response. Validity_ Period. Period">
            <text:p>Order Response. Validity_ Period. Period</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Response is valid.">
            <text:p>The period for which the Order Respons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derReference">
            <text:p>OrderReference</text:p>
          </table:table-cell>
          <table:table-cell office:value-type="string" table:style-name="ce10" office:string-value="Order Response. Order Reference">
            <text:p>Order Response. Order Referenc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reference to the Order being responded to.">
            <text:p>A reference to the Order being responded to.</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derDocumentReference">
            <text:p>OrderDocumentReference</text:p>
          </table:table-cell>
          <table:table-cell office:value-type="string" table:style-name="ce10" office:string-value="Order Response. Order_ Document Reference. Document Reference">
            <text:p>Order Response. Orde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der other than the one being responded to.">
            <text:p>A reference to an Order other than the one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Order Response. Originator_ Document Reference. Document Reference">
            <text:p>Order Response. Originato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dditionalDocumentReference">
            <text:p>AdditionalDocumentReference</text:p>
          </table:table-cell>
          <table:table-cell office:value-type="string" table:style-name="ce10" office:string-value="Order Response. Additional_ Document Reference. Document Reference">
            <text:p>Order Response. Additional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Contract">
            <text:p>Contract</text:p>
          </table:table-cell>
          <table:table-cell office:value-type="string" table:style-name="ce10" office:string-value="Order Response. Contract">
            <text:p>Order Response. Contract</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3]"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responded to.">
            <text:p>A contract associated with the Order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Order Response. Signature">
            <text:p>Order Response. Signatur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llerSupplierParty">
            <text:p>SellerSupplierParty</text:p>
          </table:table-cell>
          <table:table-cell office:value-type="string" table:style-name="ce10" office:string-value="Order Response. Seller_ Supplier Party. Supplier Party">
            <text:p>Order Response. Seller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Order Response. Buyer_ Customer Party. Customer Party">
            <text:p>Order Response. Buye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OriginatorCustomerParty">
            <text:p>OriginatorCustomerParty</text:p>
          </table:table-cell>
          <table:table-cell office:value-type="string" table:style-name="ce10" office:string-value="Order Response. Originator_ Customer Party. Customer Party">
            <text:p>Order Response. Originato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FreightForwarderParty">
            <text:p>FreightForwarderParty</text:p>
          </table:table-cell>
          <table:table-cell office:value-type="string" table:style-name="ce10" office:string-value="Order Response. Freight Forwarder_ Party. Party">
            <text:p>Order Response. Freight Forwarder_ Party.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ccountingSupplierParty">
            <text:p>AccountingSupplierParty</text:p>
          </table:table-cell>
          <table:table-cell office:value-type="string" table:style-name="ce10" office:string-value="Order Response. Accounting_ Supplier Party. Supplier Party">
            <text:p>Order Response. Accounting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ccountingCustomerParty">
            <text:p>AccountingCustomerParty</text:p>
          </table:table-cell>
          <table:table-cell office:value-type="string" table:style-name="ce10" office:string-value="Order Response. Accounting_ Customer Party. Customer Party">
            <text:p>Order Response. Accounting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4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Order Response. Delivery">
            <text:p>Order Response. Delivery</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Order Response. Delivery Terms">
            <text:p>Order Response. Delivery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Order Response. Payment Means">
            <text:p>Order Response. Payment Mea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Order Response. Payment Terms">
            <text:p>Order Response. Payment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AllowanceCharge">
            <text:p>AllowanceCharge</text:p>
          </table:table-cell>
          <table:table-cell office:value-type="string" table:style-name="ce10" office:string-value="Order Response. Allowance Charge">
            <text:p>Order Response. Allowance Charg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ransactionConditions">
            <text:p>TransactionConditions</text:p>
          </table:table-cell>
          <table:table-cell office:value-type="string" table:style-name="ce10" office:string-value="Order Response. Transaction Conditions">
            <text:p>Order Response. Transaction Conditio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ExchangeRate">
            <text:p>TaxExchangeRate</text:p>
          </table:table-cell>
          <table:table-cell office:value-type="string" table:style-name="ce10" office:string-value="Order Response. Tax_ Exchange Rate. Exchange Rate">
            <text:p>Order Response. Tax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ricingExchangeRate">
            <text:p>PricingExchangeRate</text:p>
          </table:table-cell>
          <table:table-cell office:value-type="string" table:style-name="ce10" office:string-value="Order Response. Pricing_ Exchange Rate. Exchange Rate">
            <text:p>Order Response. Pricing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aymentExchangeRate">
            <text:p>PaymentExchangeRate</text:p>
          </table:table-cell>
          <table:table-cell office:value-type="string" table:style-name="ce10" office:string-value="Order Response. Payment_ Exchange Rate. Exchange Rate">
            <text:p>Order Response. Payment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stinationCountry">
            <text:p>DestinationCountry</text:p>
          </table:table-cell>
          <table:table-cell office:value-type="string" table:style-name="ce10" office:string-value="Order Response. Destination_ Country. Country">
            <text:p>Order Response. Destination_ Country. Countr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50]"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TaxTotal">
            <text:p>TaxTotal</text:p>
          </table:table-cell>
          <table:table-cell office:value-type="string" table:style-name="ce10" office:string-value="Order Response. Tax Total">
            <text:p>Order Response. Tax Total</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as calculated by the seller.">
            <text:p>The total amount of a specific type of tax, as calculated by 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LegalMonetaryTotal">
            <text:p>LegalMonetaryTotal</text:p>
          </table:table-cell>
          <table:table-cell office:value-type="string" table:style-name="ce10" office:string-value="Order Response. Legal_ Monetary Total. Monetary Total">
            <text:p>Order Response. Legal_ Monetary Total. Monetary Total</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2]"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of the Order (or counter-offer).">
            <text:p>The total amount of the Order (or counter-off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OrderLine">
            <text:p>OrderLine</text:p>
          </table:table-cell>
          <table:table-cell office:value-type="string" table:style-name="ce10" office:string-value="Order Response. Order Line">
            <text:p>Order Response. Order Lin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3]"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